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officeooo:paragraph-rsid="000c9108"/>
    </style:style>
    <style:style style:name="P2" style:family="paragraph" style:parent-style-name="Subtitle">
      <style:paragraph-properties fo:text-align="end" style:justify-single-word="false"/>
      <style:text-properties officeooo:rsid="000b7893" officeooo:paragraph-rsid="000b7893"/>
    </style:style>
    <style:style style:name="P3" style:family="paragraph" style:parent-style-name="Title">
      <style:paragraph-properties fo:text-align="end" style:justify-single-word="false"/>
    </style:style>
    <style:style style:name="P4" style:family="paragraph" style:parent-style-name="Standard">
      <style:paragraph-properties fo:line-height="150%" fo:text-align="start" style:justify-single-word="false"/>
      <style:text-properties officeooo:paragraph-rsid="000c9108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0c9108"/>
    </style:style>
    <style:style style:name="P6" style:family="paragraph" style:parent-style-name="Standard">
      <style:paragraph-properties fo:line-height="200%"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officeooo:rsid="000c9108" officeooo:paragraph-rsid="000c9108"/>
    </style:style>
    <style:style style:name="T1" style:family="text">
      <style:text-properties officeooo:rsid="000b7893"/>
    </style:style>
    <style:style style:name="T2" style:family="text">
      <style:text-properties officeooo:rsid="000c9108"/>
    </style:style>
    <style:style style:name="T3" style:family="text">
      <style:text-properties officeooo:rsid="000dfb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TA <text:span text:style-name="T1">D</text:span>e <text:span text:style-name="T1">R</text:span>eunião.</text:p>
      <text:p text:style-name="P2">Projeto Casa Sustentável: Climatizador de AR.</text:p>
      <text:p text:style-name="Standard"/>
      <text:p text:style-name="Standard"/>
      <text:p text:style-name="Standard"/>
      <text:p text:style-name="P5">Às ___ horas, do dia ____, do mês de ___________, do ano de _______, reuniu-se <text:span text:style-name="T1">o grupo de desenvolvimento do dispositivo Climatizador de AR, da Disciplina de Microcontroladores e CLP </text:span>da <text:span text:style-name="T2">Faculdades Metropolitanas Unidas</text:span>. Na pauta de reunião foi discutido: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text:span text:style-name="T2">__________________________________________________________________________, sendo as propostas aprovadas pelos membros presentes</text:span>. A reunião foi presidida por _____________________________________________________________</text:p>
      <text:p text:style-name="P1"><text:span text:style-name="T2">e secretariada por __________________________________________________________</text:span>.</text:p>
      <text:p text:style-name="P1"/>
      <text:p text:style-name="P1"><text:span text:style-name="T3">Nome e a</text:span>ssinaturas <text:span text:style-name="T2">dos membros presentes</text:span>: </text:p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4:03:49.449717546</meta:creation-date>
    <dc:date>2017-03-28T15:35:36.844676796</dc:date>
    <meta:editing-duration>PT11M38S</meta:editing-duration>
    <meta:editing-cycles>3</meta:editing-cycles>
    <meta:generator>LibreOffice/5.2.6.2$Linux_X86_64 LibreOffice_project/20m0$Build-2</meta:generator>
    <meta:document-statistic meta:table-count="0" meta:image-count="0" meta:object-count="0" meta:page-count="1" meta:paragraph-count="5" meta:word-count="73" meta:character-count="1326" meta:non-whitespace-character-count="1257"/>
  </office:meta>
</office:document-meta>
</file>